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7.131cm"/>
    </style:style>
    <style:style style:name="co12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2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transparent" fo:wrap-option="wrap" style:vertical-align="middle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transparent" fo:wrap-option="wrap" style:vertical-align="middle"/>
    </style:style>
    <style:style style:name="ce35" style:family="table-cell" style:parent-style-name="Default">
      <style:table-cell-properties fo:background-color="#e6e6e6" fo:wrap-option="wrap" style:vertical-align="middle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0 @ 27-04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11" table:default-cell-style-name="Default"/>
        <table:table-column table:style-name="co12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5.401cm" svg:x="26.444cm" svg:y="5.955cm" draw:caption-point-x="8.031cm" draw:caption-point-y="-4.125cm">
              <dc:date>2015-04-27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D* <text:s text:c="4"/>: descontinuado, a ser removido em versão futura</text:span></text:p>
              <text:p text:style-name="P1"><text:span text:style-name="T1">D <text:s text:c="5"/>: descontinuado (e removido)</text:span></text:p>
              <text:p text:style-name="P1"><text:span text:style-name="T1">&lt;vazio&gt;: não verificado</text:span></text:p>
              <text:p text:style-name="P1"><text:span text:style-name="T1">&lt;em negrito&gt;: verificações amostrais das funções semelhantes, ou não verificado, por operar adequadamente em versão anterior e não sofrer influência das últimas alterações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6">
            <text:p>Professores</text:p>
          </table:table-cell>
          <table:table-cell table:style-name="ce4" office:value-type="string" table:number-columns-spanned="1" table:number-rows-spanned="8">
            <text:p>Lista de Presença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 table:number-columns-spanned="1" table:number-rows-spanned="8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24" office:value-type="string" table:number-columns-spanned="1" table:number-rows-spanned="23">
            <text:p>PPC</text:p>
          </table:table-cell>
          <table:table-cell table:style-name="ce24" office:value-type="string" table:number-columns-spanned="1" table:number-rows-spanned="14">
            <text:p>Engenharia</text:p>
          </table:table-cell>
          <table:table-cell table:style-name="ce26" office:value-type="string">
            <text:p>AL [PPC-A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Dados relativos aos projetos PAE agora são adequadamente exibidos. O mesmo ocorre para as demais habilitações.</text:p>
          </table:table-cell>
          <table:table-cell table:style-name="ce36" table:number-columns-repeated="1016"/>
        </table:table-row>
        <table:table-row table:style-name="ro12">
          <table:covered-table-cell table:style-name="ce22"/>
          <table:covered-table-cell table:number-columns-repeated="2" table:style-name="ce24"/>
          <table:table-cell table:style-name="ce26" office:value-type="string">
            <text:p>CA [PPC-CA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CA foi apontado para TR.EL e agora os professores-disciplinas são adequadamente relacionados. Entretanto, sob consulta em datas anteriores, enquanto CA pertencia ao TR.MC, nem todos os professors-disciplinas hão de ser relacionados.</text:p>
          </table:table-cell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M [PPC-C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V [PPC-CV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L [PPC- E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N [PPC-EN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MC [PPC-MC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PM [PPC-P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QM<text:span text:style-name="T4"> [PPC-QM]</text:span>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3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9">
          <table:covered-table-cell table:style-name="ce23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 O mesmo deve ocorrer para os demais curso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3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31" office:value-type="string">
            <text:p>O*</text:p>
          </table:table-cell>
          <table:table-cell table:style-name="ce35" office:value-type="string">
            <text:p>Colunas não utilizadas excluídas. Criadas colunas para PAE. <text:span text:style-name="T3">Rever cálculo de TotHaPG.</text:span>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2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32" office:value-type="string">
            <text:p>O</text:p>
          </table:table-cell>
          <table:table-cell table:style-name="ce34" office:value-type="string">
            <text:p>Problema anteriormente reportado de lentidão foi solucionado.</text:p>
          </table:table-cell>
          <table:table-cell table:style-name="ce36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 office:value-type="string">
            <text:p>Descontinuado, pois presume-se que todo TI cumpre 40 h.a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Semestres Consecutivos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Agora a diferença exibida é em relação a semestres consecutivos, ao invés de anos consecutivo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 office:value-type="string">
            <text:p>Este recurso não será, por ora, implementado.</text:p>
          </table:table-cell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professores vinculados à instituição são extraídos do Saori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*</text:p>
          </table:table-cell>
          <table:table-cell table:style-name="ce16" office:value-type="string">
            <text:p>Os dados são obtidos do Saori e não serão alterados por esta função. Por isso, ela foi descontinuada.</text:p>
          </table:table-cell>
          <table:table-cell table:style-name="ce12" table:number-columns-repeated="1016"/>
        </table:table-row>
        <table:table-row table:style-name="ro21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7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</text:span><text:span text:style-name="T3">Professores</text:span><text:span text:style-name="T4"> aponta para Saori.</text:span></text:p>
            <text:p><text:span text:style-name="T4"><text:s text:c="3"/></text:span><text:span text:style-name="T4">* Licenças obtidas do Saori.</text:span></text:p>
            <text:p><text:span text:style-name="T4"><text:s text:c="3"/></text:span><text:span text:style-name="T4">* Titulações PG parcialmente obtidas do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0000-00-00T18:28:43.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4-27T18:33:13.78</dc:date>
    <meta:editing-duration>P31DT13H1M</meta:editing-duration>
    <meta:editing-cycles>76</meta:editing-cycles>
    <meta:document-statistic meta:table-count="3" meta:cell-count="1489" meta:object-count="0"/>
  </office:meta>
</office:document-meta>
</file>